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text-properties style:text-underline-style="solid" style:text-underline-width="auto" style:text-underline-color="font-color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72161848">
          <text:insertion>
            <office:change-info>
              <dc:creator>Gauthier Bastien</dc:creator>
              <dc:date>2012-02-17T11:28:00</dc:date>
            </office:change-info>
          </text:insertion>
        </text:changed-region>
        <text:changed-region text:id="ct172161976">
          <text:insertion>
            <office:change-info>
              <dc:creator>Gauthier Bastien</dc:creator>
              <dc:date>2012-02-17T12:19:00</dc:date>
            </office:change-info>
          </text:insertion>
        </text:changed-region>
        <text:changed-region text:id="ct172162624">
          <text:insertion>
            <office:change-info>
              <dc:creator>Gauthier Bastien</dc:creator>
              <dc:date>2012-02-17T10:49:00</dc:date>
            </office:change-info>
          </text:insertion>
        </text:changed-region>
        <text:changed-region text:id="ct17216690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72167616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II. COMMISSION DU CADRE DE VIE ET</text:p>
      <text:p text:style-name="P2">DU LOGEMENT</text:p>
      <text:p text:style-name="Standard"/>
      <text:p text:style-name="P3">(<text:change-start text:change-id="ct172161848"/>self.utranslate("weekday_%s" % self.getPreMeetingDate_3().aDay().lower(), domain="plonelocales")<text:change-end text:change-id="ct172161848"/> <text:change-start text:change-id="ct172161976"/>tool.formatDate(self.getPreMeetingDate_3(), withHour=True)<text:change-end text:change-id="ct172161976"/>, <text:change-start text:change-id="ct172162624"/>self.getPreMeetingPlace_3()<text:change-end text:change-id="ct172162624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1"><office:annotation><dc:creator>Gauthier Bastien</dc:creator><dc:date>2012-02-14T16:41:11</dc:date><text:p text:style-name="P6"><text:span text:style-name="T2">do row for item in self.adapted().getPrintableItems(itemUids, categories=['commission-cadre-de-vie-et-logement',], renumber=True)</text:span></text:p></office:annotation></text:span><text:change-start text:change-id="ct172166904"/><text:span text:style-name="T1">item[0]</text:span><text:change-end text:change-id="ct172166904"/><text:span text:style-name="T1">. </text:span><text:change-start text:change-id="ct172167616"/><text:span text:style-name="T1">item[1].Title()</text:span><text:change-end text:change-id="ct17216761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0:48</dc:date>
    <dc:creator>Gauthier Bastien</dc:creator>
    <meta:editing-duration>PT01H59M09S</meta:editing-duration>
    <meta:editing-cycles>30</meta:editing-cycles>
    <meta:generator>OpenOffice.org/3.1$Linux OpenOffice.org_project/310m19$Build-9420</meta:generator>
    <meta:document-statistic meta:table-count="1" meta:image-count="0" meta:object-count="0" meta:page-count="1" meta:paragraph-count="6" meta:word-count="21" meta:character-count="274"/>
  </office:meta>
</office:document-meta>
</file>